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fo:font-weight="bold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style:line-height-at-least="0.503cm" fo:background-color="#ffffff">
        <style:background-image/>
      </style:paragraph-properties>
      <style:text-properties fo:color="#ce9178" fo:font-size="14pt" fo:font-weight="bold" fo:background-color="#000000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normal" fo:background-color="#ffffff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.5pt" fo:font-weight="normal"/>
    </style:style>
    <style:style style:name="T6" style:family="text">
      <style:text-properties fo:color="#000000" style:font-name="Consolas" fo:font-size="10.5pt" fo:font-weight="normal" fo:background-color="#ffff00"/>
    </style:style>
    <style:style style:name="T7" style:family="text">
      <style:text-properties fo:color="#000000" style:font-name="Consolas" fo:font-size="10.5pt" fo:font-weight="normal" fo:background-color="#ffffff"/>
    </style:style>
    <style:style style:name="T8" style:family="text">
      <style:text-properties fo:color="#000000" style:font-name="Consolas" fo:font-weight="normal" fo:background-color="#ffffff"/>
    </style:style>
    <style:style style:name="T9" style:family="text">
      <style:text-properties fo:color="#000000" style:font-name="Consolas" fo:background-color="#ffffff"/>
    </style:style>
    <style:style style:name="T10" style:family="text">
      <style:text-properties fo:color="#000000" fo:background-color="#ffff00"/>
    </style:style>
    <style:style style:name="T11" style:family="text">
      <style:text-properties fo:color="#000000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QL <text:span text:style-name="T1">ЗАПРОСЫ ДЛЯ 56 МОДУЛЯ</text:span></text:p>
      <text:p text:style-name="P2"/>
      <text:p text:style-name="P6">/*</text:p>
      <text:p text:style-name="P6">Select</text:p>
      <text:p text:style-name="P6">count(distinct FC.User_ID)</text:p>
      <text:p text:style-name="P6">From final.carts AS FC</text:p>
      <text:p text:style-name="P6">JOIN final.cart_items AS FCT on FCT.Cart_ID = FC.id</text:p>
      <text:p text:style-name="P6">WHERE FC.state = 'successful' and FCT.resource_type = 'Course' <text:s/></text:p>
      <text:p text:style-name="P6"/>
      <text:p text:style-name="P6"/>
      <text:p text:style-name="P6">SELECT distinct</text:p>
      <text:p text:style-name="P6">count(distinct Resource_ID)</text:p>
      <text:p text:style-name="P6">From final.cart_items</text:p>
      <text:p text:style-name="P6">WHERE resource_type = 'Course'</text:p>
      <text:p text:style-name="P6"/>
      <text:p text:style-name="P6"/>
      <text:p text:style-name="P6">SELECT count(users)</text:p>
      <text:p text:style-name="P6">from</text:p>
      <text:p text:style-name="P6">(SELECT FC.user_id users,</text:p>
      <text:p text:style-name="P6">count(FCI.resource_id) count_course</text:p>
      <text:p text:style-name="P6">from final.carts FC</text:p>
      <text:p text:style-name="P6">join final.cart_items FCI on FCI.cart_id=FC.id</text:p>
      <text:p text:style-name="P6">where FC.state='successful' and FCI.resource_type='Course'</text:p>
      <text:p text:style-name="P6">group by FC.user_id</text:p>
      <text:p text:style-name="P6">having count(DISTINCT FCI.resource_id) &gt;1) filter_count_course_for_user</text:p>
      <text:p text:style-name="P6"/>
      <text:p text:style-name="P6">3.4</text:p>
      <text:p text:style-name="P6"/>
      <text:p text:style-name="P6">SELECT </text:p>
      <text:p text:style-name="P6">resource_type,</text:p>
      <text:p text:style-name="P6">count(DISTINCT FC.user_id) as users_with_purshase,</text:p>
      <text:p text:style-name="P6">count(FC.user_id) as users,</text:p>
      <text:p text:style-name="P6">COUNT (FC.user_id) / COUNT (DISTINCT FC.user_id)::numeric as courses_per_user</text:p>
      <text:p text:style-name="P6">from final.carts FC</text:p>
      <text:p text:style-name="P6">join final.cart_items FCI on FC.id=FCI.cart_id</text:p>
      <text:p text:style-name="P6">where FC.state='successful' and FCI.resource_type='Course'</text:p>
      <text:p text:style-name="P6">group by 1</text:p>
      <text:p text:style-name="P6"/>
      <text:p text:style-name="P6">*/</text:p>
      <text:p text:style-name="P5"/>
      <text:p text:style-name="P7"><text:span text:style-name="T11"> </text:span><text:span text:style-name="T9">WITH users_with_one_more_course  AS</text:span></text:p>
      <text:p text:style-name="P3">(SELECT FC.user_id users,</text:p>
      <text:p text:style-name="P3">count(FCI.resource_id) count_course</text:p>
      <text:p text:style-name="P3">from final.carts FC</text:p>
      <text:p text:style-name="P3">join final.cart_items FCI on FCI.cart_id=FC.id</text:p>
      <text:p text:style-name="P3">where FC.state='successful' and FCI.resource_type='Course'</text:p>
      <text:p text:style-name="P3">group by FC.user_id</text:p>
      <text:p text:style-name="P3">having count(distinct FCI.resource_id)&gt;1),</text:p>
      <text:p text:style-name="P3">base_table AS</text:p>
      <text:p text:style-name="P3"><text:soft-page-break/>(SELECT *</text:p>
      <text:p text:style-name="P3">from final.carts FC</text:p>
      <text:p text:style-name="P3">join final.cart_items FCI on FCI.cart_id=FC.id</text:p>
      <text:p text:style-name="P3">where FCI.resource_type='Course' and FC.state='successful'</text:p>
      <text:p text:style-name="P3">)</text:p>
      <text:p text:style-name="P3">SELECT</text:p>
      <text:p text:style-name="P3">distinct UWOMC.users,</text:p>
      <text:p text:style-name="P3">BS.resource_id</text:p>
      <text:p text:style-name="P3">from users_with_one_more_course UWOMC</text:p>
      <text:p text:style-name="P3">left join base_table BS on UWOMC.users=BS.user_i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2S</meta:editing-duration>
    <meta:editing-cycles>5</meta:editing-cycles>
    <meta:generator>OpenOffice/4.1.6$Win32 OpenOffice.org_project/416m1$Build-9790</meta:generator>
    <dc:date>2023-06-23T18:27:45.50</dc:date>
    <dc:creator>111 </dc:creator>
    <meta:document-statistic meta:table-count="0" meta:image-count="0" meta:object-count="0" meta:page-count="2" meta:paragraph-count="50" meta:word-count="157" meta:character-count="1451"/>
    <meta:user-defined meta:name="Info 1"/>
    <meta:user-defined meta:name="Info 2"/>
    <meta:user-defined meta:name="Info 3"/>
    <meta:user-defined meta:name="Info 4"/>
  </office:meta>
</office:document-meta>
</file>